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78in"/>
    </style:style>
    <style:style style:name="co4" style:family="table-column">
      <style:table-column-properties fo:break-before="auto" style:column-width="2.0917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2.961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2.4602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2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Χαρακτηρισμός της τροφοδοσία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Ισοζύγια μάζας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Ροή μάζας κυτταρίνης (tn/y)</text:p>
          </table:table-cell>
          <table:table-cell table:formula="of:=[.B3]*[.B6]" office:value-type="float" office:value="74000" calcext:value-type="float">
            <text:p>74000</text:p>
          </table:table-cell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string" calcext:value-type="string">
            <text:p>Ροή μάζας ημικυτταρίνης (tn/y)</text:p>
          </table:table-cell>
          <table:table-cell table:formula="of:=[.B3]*[.B9]" office:value-type="float" office:value="53000" calcext:value-type="float">
            <text:p>53000</text:p>
          </table:table-cell>
        </table:table-row>
        <table:table-row table:style-name="ro1">
          <table:table-cell office:value-type="string" calcext:value-type="string">
            <text:p>Σύσταση σε κυτταρίνη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koutsomitopoulou2014</text:p>
          </table:table-cell>
          <table:table-cell office:value-type="string" calcext:value-type="string">
            <text:p>Ροή μάζας λιγνίνης (tn/y)</text:p>
          </table:table-cell>
          <table:table-cell table:formula="of:=[.B3]*[.B12]" office:value-type="float" office:value="48400" calcext:value-type="float">
            <text:p>48400</text:p>
          </table:table-cell>
        </table:table-row>
        <table:table-row table:style-name="ro1">
          <table:table-cell/>
          <table:table-cell office:value-type="float" office:value="0.365" calcext:value-type="float">
            <text:p>0.365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4:.B5])" office:value-type="float" office:value="0.37" calcext:value-type="float">
            <text:p>0.37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ημικυτταρίνη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7:.B8])" office:value-type="float" office:value="0.265" calcext:value-type="float">
            <text:p>0.26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λιγνίνη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0.242" office:value-type="float" office:value="0.242" calcext:value-type="float">
            <text:p>0.242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υγρασία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8" calcext:value-type="float">
            <text:p>0.088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0.09" office:value-type="float" office:value="0.09" calcext:value-type="float">
            <text:p>0.09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</text:p>
          </table:table-cell>
          <table:table-cell table:formula="of:=SUM([.B6];[.B9];[.B12];[.B16];[.B17])" office:value-type="float" office:value="0.99" calcext:value-type="float">
            <text:p>0.99</text:p>
          </table:table-cell>
          <table:table-cell office:value-type="string" calcext:value-type="string">
            <text:p>Το υπόλοιπο είναι trace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+ trace elements</text:p>
          </table:table-cell>
          <table:table-cell table:formula="of:=[.B18]+[.B39]" office:value-type="float" office:value="0.999181" calcext:value-type="float">
            <text:p>0.99918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Στοιχειακή ανάλυσ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AVERAGE([.B22:.B23])" office:value-type="float" office:value="0.4775" calcext:value-type="float">
            <text:p>0.477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float" office:value="0.004" calcext:value-type="float">
            <text:p>4.0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table:style-name="ce3" office:value-type="float" office:value="0.0034" calcext:value-type="float">
            <text:p>3.4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mg/kg)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tn)</text:p>
          </table:table-cell>
          <table:table-cell table:formula="of:=([.B29]*[.B3]*1000)/10^9" office:value-type="float" office:value="247.2" calcext:value-type="float">
            <text:p>24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%)</text:p>
          </table:table-cell>
          <table:table-cell table:formula="of:=[.B30]/[.B3]" office:value-type="float" office:value="0.001236" calcext:value-type="float">
            <text:p>0.001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mg/kg)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 (tn)</text:p>
          </table:table-cell>
          <table:table-cell table:formula="of:=([.B3]*[.B32]*1000)/10^9" office:value-type="float" office:value="92.6" calcext:value-type="float">
            <text:p>9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%)</text:p>
          </table:table-cell>
          <table:table-cell table:formula="of:=[.B33]/[.B3]" office:value-type="float" office:value="0.000463" calcext:value-type="float">
            <text:p>0.000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mg/kg)</text:p>
          </table:table-cell>
          <table:table-cell table:formula="of:=4*AVERAGE(12; 29)" office:value-type="float" office:value="82" calcext:value-type="float">
            <text:p>82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metals (tn)</text:p>
          </table:table-cell>
          <table:table-cell table:formula="of:=([.B35]*[.B3]*1000)/10^9" office:value-type="float" office:value="16.4" calcext:value-type="float">
            <text:p>1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%)</text:p>
          </table:table-cell>
          <table:table-cell table:formula="of:=[.B36]/[.B3]"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];[.B25:.B28];[.B31];[.B34];[.B37])" office:value-type="float" office:value="0.860681" calcext:value-type="float">
            <text:p>0.860681</text:p>
          </table:table-cell>
          <table:table-cell office:value-type="string" calcext:value-type="string">
            <text:p>η στοιχειακή ανάλυση είναι μάλλον ελιππή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 Elements</text:p>
          </table:table-cell>
          <table:table-cell table:style-name="ce3" table:formula="of:=SUM([.B27:.B28];[.B31];[.B34];[.B37])" office:value-type="float" office:value="0.009181" calcext:value-type="float">
            <text:p>9.18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N, Cl, Fe, Al)</text:p>
          </table:table-cell>
          <table:table-cell table:number-columns-repeated="4"/>
        </table:table-row>
      </table:table>
      <table:table table:name="Steam explosion yields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Απόδοση της έκρηξης ατμο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θήκες</text:p>
          </table:table-cell>
          <table:table-cell office:value-type="string" calcext:value-type="string">
            <text:p>T = 232 C, t = 2 min</text:p>
          </table:table-cell>
          <table:table-cell office:value-type="string" calcext:value-type="string">
            <text:p>Ro = 4.22</text:p>
          </table:table-cell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Ροή μάζας κυτταρίνης (tn/y)</text:p>
          </table:table-cell>
          <table:table-cell office:value-type="float" office:value="74000" calcext:value-type="float">
            <text:p>74000</text:p>
          </table:table-cell>
          <table:table-cell/>
        </table:table-row>
        <table:table-row table:style-name="ro1">
          <table:table-cell office:value-type="string" calcext:value-type="string">
            <text:p>Ροή μάζας ημικυτταρίνης (tn/y)</text:p>
          </table:table-cell>
          <table:table-cell office:value-type="float" office:value="53000" calcext:value-type="float">
            <text:p>53000</text:p>
          </table:table-cell>
          <table:table-cell/>
        </table:table-row>
        <table:table-row table:style-name="ro1">
          <table:table-cell office:value-type="string" calcext:value-type="string">
            <text:p>Ροή μάζας λιγνίνης (tn/y)</text:p>
          </table:table-cell>
          <table:table-cell office:value-type="float" office:value="48400" calcext:value-type="float">
            <text:p>48400</text:p>
          </table:table-cell>
          <table:table-cell/>
        </table:table-row>
        <table:table-row table:style-name="ro1">
          <table:table-cell office:value-type="string" calcext:value-type="string">
            <text:p>Κυτταρίνη + Λιγνίνη στη βιομάζα</text:p>
          </table:table-cell>
          <table:table-cell table:formula="of:=[.B5]+[.B7]" office:value-type="float" office:value="122400" calcext:value-type="float">
            <text:p>1224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Δεδομένα από Fernandez-bolanos2001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</table:table-row>
        <table:table-row table:style-name="ro1">
          <table:table-cell office:value-type="string" calcext:value-type="string">
            <text:p>Υδατοδιαλυτή φάση</text:p>
          </table:table-cell>
          <table:table-cell office:value-type="float" office:value="0.255" calcext:value-type="float">
            <text:p>0.255</text:p>
          </table:table-cell>
          <table:table-cell table:formula="of:=[.B11]*[.$B$4]"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Μη υδατοδιαλυτή φάση</text:p>
          </table:table-cell>
          <table:table-cell office:value-type="float" office:value="0.529" calcext:value-type="float">
            <text:p>0.529</text:p>
          </table:table-cell>
          <table:table-cell table:formula="of:=[.B12]*[.$B$4]" office:value-type="float" office:value="105800" calcext:value-type="float">
            <text:p>105800</text:p>
          </table:table-cell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float" office:value="0.377" calcext:value-type="float">
            <text:p>0.377</text:p>
          </table:table-cell>
          <table:table-cell table:formula="of:=[.B13]*[.$B$4]" office:value-type="float" office:value="75400" calcext:value-type="float">
            <text:p>75400</text:p>
          </table:table-cell>
        </table:table-row>
        <table:table-row table:style-name="ro1">
          <table:table-cell office:value-type="string" calcext:value-type="string">
            <text:p>Κλάσμα λιγνίνης</text:p>
          </table:table-cell>
          <table:table-cell table:formula="of:=[.B12]-[.B13]" office:value-type="float" office:value="0.152" calcext:value-type="float">
            <text:p>0.152</text:p>
          </table:table-cell>
          <table:table-cell table:formula="of:=[.B14]*[.$B$4]" office:value-type="float" office:value="30400" calcext:value-type="float">
            <text:p>30400</text:p>
          </table:table-cell>
        </table:table-row>
        <table:table-row table:style-name="ro1">
          <table:table-cell office:value-type="string" calcext:value-type="string">
            <text:p>Ποσόστο ανάκτησης λιγνίνης</text:p>
          </table:table-cell>
          <table:table-cell table:formula="of:=[.C14]/[.B7]" office:value-type="float" office:value="0.628099173553719" calcext:value-type="float">
            <text:p>0.62809917355371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Σύσταση υδατοδιαλυτούς φάσης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</table:table-row>
        <table:table-row table:style-name="ro1">
          <table:table-cell office:value-type="string" calcext:value-type="string">
            <text:p>Ζάχαρες</text:p>
          </table:table-cell>
          <table:table-cell office:value-type="float" office:value="0.514" calcext:value-type="float">
            <text:p>0.514</text:p>
          </table:table-cell>
          <table:table-cell table:formula="of:=[.B18]*[.$C$11]" office:value-type="float" office:value="26214" calcext:value-type="float">
            <text:p>26214</text:p>
          </table:table-cell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428" calcext:value-type="float">
            <text:p>0.0428</text:p>
          </table:table-cell>
          <table:table-cell table:formula="of:=[.B19]*[.$C$11]" office:value-type="float" office:value="2182.8" calcext:value-type="float">
            <text:p>2182.8</text:p>
          </table:table-cell>
        </table:table-row>
        <table:table-row table:style-name="ro1">
          <table:table-cell office:value-type="string" calcext:value-type="string">
            <text:p>Φαινόλες</text:p>
          </table:table-cell>
          <table:table-cell office:value-type="float" office:value="0.0252" calcext:value-type="float">
            <text:p>0.0252</text:p>
          </table:table-cell>
          <table:table-cell table:formula="of:=[.B20]*[.$C$11]" office:value-type="float" office:value="1285.2" calcext:value-type="float">
            <text:p>1285.2</text:p>
          </table:table-cell>
        </table:table-row>
        <table:table-row table:style-name="ro1">
          <table:table-cell office:value-type="string" calcext:value-type="string">
            <text:p>Ουρονικά οξέα</text:p>
          </table:table-cell>
          <table:table-cell office:value-type="float" office:value="0.0151" calcext:value-type="float">
            <text:p>0.0151</text:p>
          </table:table-cell>
          <table:table-cell table:formula="of:=[.B21]*[.$C$11]" office:value-type="float" office:value="770.1" calcext:value-type="float">
            <text:p>770.1</text:p>
          </table:table-cell>
        </table:table-row>
        <table:table-row table:style-name="ro1">
          <table:table-cell office:value-type="string" calcext:value-type="string">
            <text:p>Άλλα</text:p>
          </table:table-cell>
          <table:table-cell office:value-type="float" office:value="0.4" calcext:value-type="float">
            <text:p>0.4</text:p>
          </table:table-cell>
          <table:table-cell table:formula="of:=[.B22]*[.$C$11]"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Όλα εκτός από τις φαινόλες προέρχοντα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πό την ημικυτταρίν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Ποσοστό ανάκτησης ημικυτταρίνης</text:p>
          </table:table-cell>
          <table:table-cell table:formula="of:=([.C11]-[.C20])/[.B6]" office:value-type="float" office:value="0.938015094339623" calcext:value-type="float">
            <text:p>0.93801509433962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Συνολική βιομάζα που ανακτήθηκε</text:p>
          </table:table-cell>
          <table:table-cell table:formula="of:=SUM([.C11:.C12])" office:value-type="float" office:value="156800" calcext:value-type="float">
            <text:p>156800</text:p>
          </table:table-cell>
          <table:table-cell/>
        </table:table-row>
        <table:table-row table:style-name="ro1">
          <table:table-cell office:value-type="string" calcext:value-type="string">
            <text:p>Βιομάζα που καταστράφηκε</text:p>
          </table:table-cell>
          <table:table-cell table:formula="of:=[.B4]-[.B28]" office:value-type="float" office:value="43200" calcext:value-type="float">
            <text:p>43200</text:p>
          </table:table-cell>
          <table:table-cell/>
        </table:table-row>
        <table:table-row table:style-name="ro1">
          <table:table-cell office:value-type="string" calcext:value-type="string">
            <text:p>Ημικυτταρίνη που δύναται να καταστράφηκε</text:p>
          </table:table-cell>
          <table:table-cell table:formula="of:=[.B6]-([.C11]-[.C20])" office:value-type="float" office:value="3285.2" calcext:value-type="float">
            <text:p>3285.2</text:p>
          </table:table-cell>
          <table:table-cell/>
        </table:table-row>
        <table:table-row table:style-name="ro1">
          <table:table-cell office:value-type="string" calcext:value-type="string">
            <text:p>Κυτταρίνη + Λιγνίνη που καταστράφηκαν</text:p>
          </table:table-cell>
          <table:table-cell table:formula="of:=[.B8]-([.C12]+[.C20])" office:value-type="float" office:value="15314.8" calcext:value-type="float">
            <text:p>15314.8</text:p>
          </table:table-cell>
          <table:table-cell/>
        </table:table-row>
        <table:table-row table:style-name="ro1">
          <table:table-cell office:value-type="string" calcext:value-type="string">
            <text:p>Λιγνίνη που διασπάστηκε</text:p>
          </table:table-cell>
          <table:table-cell table:formula="of:=[.B7]*0.0372" office:value-type="float" office:value="1800.48" calcext:value-type="float">
            <text:p>1800.48</text:p>
          </table:table-cell>
          <table:table-cell/>
        </table:table-row>
        <table:table-row table:style-name="ro1">
          <table:table-cell office:value-type="string" calcext:value-type="string">
            <text:p>Κυτταρίνη που διασπάστηκε</text:p>
          </table:table-cell>
          <table:table-cell table:formula="of:=[.B31]-[.B32]" office:value-type="float" office:value="13514.32" calcext:value-type="float">
            <text:p>13514.32</text:p>
          </table:table-cell>
          <table:table-cell/>
        </table:table-row>
        <table:table-row table:style-name="ro1">
          <table:table-cell office:value-type="string" calcext:value-type="string">
            <text:p>Κυτταρίνη στην στερεή φάση</text:p>
          </table:table-cell>
          <table:table-cell table:formula="of:=[.B5]-[.B33]" office:value-type="float" office:value="60485.68" calcext:value-type="float">
            <text:p>60485.68</text:p>
          </table:table-cell>
          <table:table-cell/>
        </table:table-row>
        <table:table-row table:style-name="ro1">
          <table:table-cell office:value-type="string" calcext:value-type="string">
            <text:p>Λιγνίνη στην στερεή φάση</text:p>
          </table:table-cell>
          <table:table-cell table:formula="of:=[.B7]-([.C14]+[.C20]+[.B32])" office:value-type="float" office:value="14914.32" calcext:value-type="float">
            <text:p>14914.32</text:p>
          </table:table-cell>
          <table:table-cell/>
        </table:table-row>
        <table:table-row table:style-name="ro1">
          <table:table-cell office:value-type="string" calcext:value-type="string">
            <text:p>Σύνολο στερεής φάσης</text:p>
          </table:table-cell>
          <table:table-cell table:formula="of:=[.B34]+[.B35]" office:value-type="float" office:value="75400" calcext:value-type="float">
            <text:p>75400</text:p>
          </table:table-cell>
          <table:table-cell office:value-type="string" calcext:value-type="string">
            <text:p>Επαλήθευση</text:p>
          </table:table-cell>
        </table:table-row>
        <table:table-row table:style-name="ro1">
          <table:table-cell/>
          <table:table-cell office:value-type="string" calcext:value-type="string">
            <text:p>(%)</text:p>
          </table:table-cell>
          <table:table-cell/>
        </table:table-row>
        <table:table-row table:style-name="ro1">
          <table:table-cell office:value-type="string" calcext:value-type="string">
            <text:p>Ανάκτηση κυτταρίνης</text:p>
          </table:table-cell>
          <table:table-cell table:formula="of:=[.B34]/[.B5]" office:value-type="float" office:value="0.817374054054054" calcext:value-type="float">
            <text:p>0.817374054054054</text:p>
          </table:table-cell>
          <table:table-cell/>
        </table:table-row>
        <table:table-row table:style-name="ro1">
          <table:table-cell office:value-type="string" calcext:value-type="string">
            <text:p>Ποσοστό λιγνίνης στην κυτταρινική φάση</text:p>
          </table:table-cell>
          <table:table-cell table:formula="of:=[.B35]/[.B36]" office:value-type="float" office:value="0.197802652519894" calcext:value-type="float">
            <text:p>0.197802652519894</text:p>
          </table:table-cell>
          <table:table-cell/>
        </table:table-row>
        <table:table-row table:style-name="ro1">
          <table:table-cell office:value-type="string" calcext:value-type="string">
            <text:p>Γλυκόζη από υδρόλυση (% dry substrate)</text:p>
          </table:table-cell>
          <table:table-cell office:value-type="float" office:value="0.309" calcext:value-type="float">
            <text:p>0.309</text:p>
          </table:table-cell>
          <table:table-cell/>
        </table:table-row>
        <table:table-row table:style-name="ro1">
          <table:table-cell office:value-type="string" calcext:value-type="string">
            <text:p>Γλυκόζη από υδρόλυση (tn/y)</text:p>
          </table:table-cell>
          <table:table-cell table:formula="of:=[.C12]*[.B40]" office:value-type="float" office:value="32692.2" calcext:value-type="float">
            <text:p>32692.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Σύσταση ημικυτταρινικών σακχάρων</text:p>
          </table:table-cell>
          <table:table-cell office:value-type="string" calcext:value-type="string">
            <text:p>(% της υδατοδιαλυτούς φάσης)</text:p>
          </table:table-cell>
          <table:table-cell office:value-type="string" calcext:value-type="string">
            <text:p>(tn/y)</text:p>
          </table:table-cell>
        </table:table-row>
        <table:table-row table:style-name="ro1">
          <table:table-cell office:value-type="string" calcext:value-type="string">
            <text:p>Ξυλόζη</text:p>
          </table:table-cell>
          <table:table-cell office:value-type="float" office:value="0.457" calcext:value-type="float">
            <text:p>0.457</text:p>
          </table:table-cell>
          <table:table-cell table:formula="of:=[.B45]*[.$C$11]" office:value-type="float" office:value="23307" calcext:value-type="float">
            <text:p>23307</text:p>
          </table:table-cell>
        </table:table-row>
        <table:table-row table:style-name="ro1">
          <table:table-cell office:value-type="string" calcext:value-type="string">
            <text:p>Αραβινόζη</text:p>
          </table:table-cell>
          <table:table-cell office:value-type="float" office:value="0.0222" calcext:value-type="float">
            <text:p>0.0222</text:p>
          </table:table-cell>
          <table:table-cell table:formula="of:=[.B46]*[.$C$11]" office:value-type="float" office:value="1132.2" calcext:value-type="float">
            <text:p>1132.2</text:p>
          </table:table-cell>
        </table:table-row>
        <table:table-row table:style-name="ro1">
          <table:table-cell office:value-type="string" calcext:value-type="string">
            <text:p>Μανόζη</text:p>
          </table:table-cell>
          <table:table-cell table:style-name="ce3" office:value-type="float" office:value="0.009" calcext:value-type="float">
            <text:p>9.00E-03</text:p>
          </table:table-cell>
          <table:table-cell table:formula="of:=[.B47]*[.$C$11]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Γαλακτόζη</text:p>
          </table:table-cell>
          <table:table-cell office:value-type="float" office:value="0.0118" calcext:value-type="float">
            <text:p>0.0118</text:p>
          </table:table-cell>
          <table:table-cell table:formula="of:=[.B48]*[.$C$11]" office:value-type="float" office:value="601.8" calcext:value-type="float">
            <text:p>601.8</text:p>
          </table:table-cell>
        </table:table-row>
        <table:table-row table:style-name="ro1">
          <table:table-cell office:value-type="string" calcext:value-type="string">
            <text:p>Γλυκόζη</text:p>
          </table:table-cell>
          <table:table-cell office:value-type="float" office:value="0.0136" calcext:value-type="float">
            <text:p>0.0136</text:p>
          </table:table-cell>
          <table:table-cell table:formula="of:=[.B49]*[.$C$11]" office:value-type="float" office:value="693.6" calcext:value-type="float">
            <text:p>693.6</text:p>
          </table:table-cell>
        </table:table-row>
      </table:table>
      <table:table table:name="Bioreactor mass balance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Ισοζύγιο μάζας στο βιοαντιδραστήρα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υτταρίνη (tn/y)</text:p>
          </table:table-cell>
          <table:table-cell office:value-type="float" office:value="60485.68" calcext:value-type="float">
            <text:p>6048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(tn/y)</text:p>
          </table:table-cell>
          <table:table-cell office:value-type="float" office:value="32692.2" calcext:value-type="float">
            <text:p>326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ε κάθε b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Γλυκόζη (g/l)</text:p>
          </table:table-cell>
          <table:table-cell office:value-type="float" office:value="230.44" calcext:value-type="float">
            <text:p>23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 Steep liquor (g/l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Ουρ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(g/mol)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g/mol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% mass)</text:p>
          </table:table-cell>
          <table:table-cell table:formula="of:=[.B13]/[.B1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στο τέλος της αντίδρασης (g/l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15]*[.B14]" office:value-type="float" office:value="0.233333333333333" calcext:value-type="float">
            <text:p>0.2333333333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rogen content (%)</text:p>
          </table:table-cell>
          <table:table-cell office:value-type="float" office:value="0.0394" calcext:value-type="float">
            <text:p>0.0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 στο τέλος της αντίδρασης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20]*[.B19]" office:value-type="float" office:value="0.0788" calcext:value-type="float">
            <text:p>0.07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Άζωτο του πυρηνόξυλου (tn)</text:p>
          </table:table-cell>
          <table:table-cell table:formula="of:=0.004*[.B4]" office:value-type="float" office:value="241.94272" calcext:value-type="float">
            <text:p>241.942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υνολικό άζωτο (g/l)</text:p>
          </table:table-cell>
          <table:table-cell table:formula="of:=[.B21]+[.B16]" office:value-type="float" office:value="0.312133333333333" calcext:value-type="float">
            <text:p>0.3121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Όγκο αντιδραστήρα (m^3)</text:p>
          </table:table-cell>
          <table:table-cell office:value-type="float" office:value="1301.5" calcext:value-type="float">
            <text:p>130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e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άζωτο (tn/y)</text:p>
          </table:table-cell>
          <table:table-cell table:formula="of:=[.B25]*[.B26]*[.B27]/1000 + [.B23]" office:value-type="float" office:value="286.223047133333" calcext:value-type="float">
            <text:p>286.2230471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(tn/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κλάσμα λιγνίνης</text:p>
          </table:table-cell>
          <table:table-cell office:value-type="float" office:value="30400" calcext:value-type="float">
            <text:p>30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που μένει για καύση</text:p>
          </table:table-cell>
          <table:table-cell table:formula="of:=FLOOR([.B31]-[.B28])" office:value-type="float" office:value="30113" calcext:value-type="float">
            <text:p>3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ογόνος δύναμη λιγνίνης (MJ/kg)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ική ενέργεια καύσης (TJ/y)</text:p>
          </table:table-cell>
          <table:table-cell table:formula="of:=[.B32]*[.B33]/1000" office:value-type="float" office:value="707.6555" calcext:value-type="float">
            <text:p>707.65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3:42:33.711386869</meta:creation-date>
    <dc:date>2022-11-15T15:19:39.577056048</dc:date>
    <meta:editing-duration>PT7H49M18S</meta:editing-duration>
    <meta:editing-cycles>4</meta:editing-cycles>
    <meta:generator>LibreOffice/7.4.2.3$Linux_X86_64 LibreOffice_project/40$Build-3</meta:generator>
    <meta:document-statistic meta:table-count="3" meta:cell-count="246" meta:object-count="0"/>
  </office:meta>
</office:document-meta>
</file>